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34pt" style:font-size-asian="34pt" style:font-size-complex="34pt"/>
    </style:style>
    <style:style style:name="P2" style:family="paragraph"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oMT System e-Healthcare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3">Today in there are lots of people who are not getting proper medical </text:span><text:span text:style-name="T3">facilities.</text:span></text:p>
              </text:list-item>
              <text:list-item>
                <text:p text:style-name="P2"><text:span text:style-name="T3">Currently medical representative visiting the village area / remote area <text:s/></text:span><text:span text:style-name="T3">and are collecting the data manually. We are making a ready to go kit </text:span><text:span text:style-name="T3">which will be used to take the body vitals of the individuals and upload </text:span><text:span text:style-name="T3">the data to the cloud. </text:span></text:p>
              </text:list-item>
              <text:list-item>
                <text:p text:style-name="P2"><text:span text:style-name="T3">Apart from just taking the body vitals. The data stored in the cloud will be </text:span><text:span text:style-name="T3">used for the emergency dispatch and response <text:s/>generate Public Health </text:span><text:span text:style-name="T3">alerts and <text:s/>notifications services and create Public Health mapping.</text:span></text:p>
              </text:list-item>
              <text:list-item>
                <text:p text:style-name="P2"><text:span text:style-name="T3">To backend our data we are using the IBM watson cloud with blockchain </text:span><text:span text:style-name="T3">technology which gives us more security, more privacy integrity and </text:span><text:span text:style-name="T3">tamper-proofing of data.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lockchai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We used blockchain to prevent temparing of data.</text:p>
              </text:list-item>
              <text:list-item>
                <text:p>Build trust -&gt; Reduces risk of collision and temparing</text:p>
              </text:list-item>
              <text:list-item>
                <text:p>Reduce cost -&gt; Reduces cost by removing overhead associted with middeman</text:p>
              </text:list-item>
              <text:list-item>
                <text:p>Accelerate transaction -&gt; Reduce settlement time from days to near <text:s/>instantane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lockchai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Enable IoT devices to participate in blockchain transactions. -&gt; <text:tab/>For transaction Hash Function <text:tab/><text:tab/><text:tab/><text:tab/><text:tab/><text:tab/><text:tab/>is used.</text:p>
              </text:list-item>
              <text:list-item>
                <text:p>Simple Infrastructure for two devices to directly transfer a piece of property such as money or data between one another with secure and reliable timestamped contracutal handshake.</text:p>
              </text:list-item>
              <text:list-item>
                <text:p>To enable message exchange IoT devices will leverage smart contracts which turn model in the agreement between two parties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lockchain</text:p>
          </draw:text-box>
        </draw:frame>
        <draw:frame presentation:style-name="pr2" draw:layer="layout" svg:width="25.199cm" svg:height="12.179cm" svg:x="1.4cm" svg:y="4.814cm" presentation:class="outline" presentation:user-transformed="true">
          <draw:text-box>
            <text:list text:style-name="L3">
              <text:list-item>
                <text:p>This Feature enable the autonomus function of smart contract without need of centralized party.</text:p>
                <text:p/>
              </text:list-item>
              <text:list-item>
                <text:p>IoT Data</text:p>
              </text:list-item>
              <text:list-item>
                <text:p>Watson IoT Platform</text:p>
              </text:list-item>
              <text:list-item>
                <text:p>IBM BlockChain (Powered by HyperLedg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3:49:26.711946554</meta:creation-date>
    <dc:date>2018-03-04T14:28:32.496992489</dc:date>
    <meta:editing-duration>PT27M51S</meta:editing-duration>
    <meta:editing-cycles>8</meta:editing-cycles>
    <meta:generator>LibreOffice/5.1.6.2$Linux_X86_64 LibreOffice_project/10m0$Build-2</meta:generator>
    <meta:document-statistic meta:object-count="37"/>
  </office:meta>
</office:document-meta>
</file>